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2faf" officeooo:paragraph-rsid="001b2f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\documentclass{article}<text:line-break/><text:line-break/>\usepackage{amsmath}<text:line-break/>\usepackage{amsthm}<text:line-break/>\usepackage{cleveref}<text:line-break/>\usepackage{hyperref}<text:line-break/><text:line-break/>% Define theorem, proposition, and lemma styles<text:line-break/><text:line-break/>\newtheorem{theorem}{Theorem}[section]<text:line-break/>\newtheorem{proposition}[theorem]{Proposition}<text:line-break/>\newtheorem{lemma}[theorem]{Lemma}<text:line-break/><text:line-break/>\theoremstyle{definition}<text:line-break/>\newtheorem{definition}[theorem]<text:line-break/>{Definition}<text:line-break/><text:line-break/><text:line-break/><text:line-break/>\author{Your name here}<text:line-break/><text:line-break/>\begin{document}<text:line-break/><text:line-break/>%The text below should be deleted.<text:line-break/><text:line-break/>Go for it!<text:line-break/><text:line-break/><text:line-break/>\end{document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5T11:44:55.749000000</meta:creation-date>
    <dc:date>2023-03-15T11:45:25.131000000</dc:date>
    <meta:editing-duration>PT30S</meta:editing-duration>
    <meta:editing-cycles>1</meta:editing-cycles>
    <meta:document-statistic meta:table-count="0" meta:image-count="0" meta:object-count="0" meta:page-count="1" meta:paragraph-count="1" meta:word-count="32" meta:character-count="463" meta:non-whitespace-character-count="420"/>
    <meta:generator>LibreOffice/5.2.7.2$Windows_x86 LibreOffice_project/2b7f1e640c46ceb28adf43ee075a6e8b8439ed10</meta:generator>
  </office:meta>
</office:document-meta>
</file>